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23.408cm" style:use-optimal-column-width="false"/>
    </style:style>
    <style:style style:name="co3" style:family="table-column">
      <style:table-column-properties style:column-width="23.893cm" style:use-optimal-column-width="false"/>
    </style:style>
    <style:style style:name="co4" style:family="table-column">
      <style:table-column-properties style:column-width="15.015cm" style:use-optimal-column-width="false"/>
    </style:style>
    <style:style style:name="co5" style:family="table-column">
      <style:table-column-properties style:column-width="25.173cm" style:use-optimal-column-width="false"/>
    </style:style>
    <style:style style:name="co6" style:family="table-column">
      <style:table-column-properties style:column-width="23.415cm" style:use-optimal-column-width="false"/>
    </style:style>
    <style:style style:name="co7" style:family="table-column">
      <style:table-column-properties style:column-width="23.221cm" style:use-optimal-column-width="false"/>
    </style:style>
    <style:style style:name="co8" style:family="table-column">
      <style:table-column-properties style:column-width="23.002cm" style:use-optimal-column-width="false"/>
    </style:style>
    <style:style style:name="co9" style:family="table-column">
      <style:table-column-properties style:column-width="22.897cm" style:use-optimal-column-width="false"/>
    </style:style>
    <style:style style:name="co10" style:family="table-column">
      <style:table-column-properties style:column-width="19.571cm" style:use-optimal-column-width="false"/>
    </style:style>
    <style:style style:name="ro1" style:family="table-row">
      <style:table-row-properties style:row-height="7.461cm"/>
    </style:style>
    <style:style style:name="ro2" style:family="table-row">
      <style:table-row-properties style:row-height="0.981cm"/>
    </style:style>
    <style:style style:name="ro3" style:family="table-row">
      <style:table-row-properties style:row-height="6.66cm"/>
    </style:style>
    <style:style style:name="ro4" style:family="table-row">
      <style:table-row-properties style:row-height="5.263cm"/>
    </style:style>
    <style:style style:name="ro5" style:family="table-row">
      <style:table-row-properties style:row-height="1.999cm"/>
    </style:style>
    <style:style style:name="ro6" style:family="table-row">
      <style:table-row-properties style:row-height="4.481cm"/>
    </style:style>
    <style:style style:name="ro7" style:family="table-row">
      <style:table-row-properties style:row-height="6.573cm"/>
    </style:style>
    <style:style style:name="ro8" style:family="table-row">
      <style:table-row-properties style:row-height="-14.491cm"/>
    </style:style>
    <style:style style:name="ro9" style:family="table-row">
      <style:table-row-properties style:row-height="0.962cm"/>
    </style:style>
    <style:style style:name="ro10" style:family="table-row">
      <style:table-row-properties style:row-height="2.411cm"/>
    </style:style>
    <style:style style:name="ro11" style:family="table-row">
      <style:table-row-properties style:row-height="11.481cm"/>
    </style:style>
    <style:style style:name="ce1" style:family="table-cell">
      <loext:graphic-properties draw:fill-color="#eeeeee"/>
      <style:text-properties style:font-name="Courier New" fo:font-size="18pt" style:font-size-asian="18pt" style:font-size-complex="18pt"/>
    </style:style>
    <style:style style:name="ce2" style:family="table-cell">
      <style:text-properties style:font-name="Courier New" fo:font-size="18pt" style:font-size-asian="18pt" style:font-size-complex="18pt"/>
    </style:style>
    <style:style style:name="ce3" style:family="table-cell">
      <style:text-properties style:font-name="Courier New" fo:font-size="18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size-asian="18pt" style:font-size-complex="18pt"/>
    </style:style>
    <style:style style:name="P4" style:family="paragraph">
      <style:text-properties style:font-size-asian="24pt" style:font-size-complex="24pt"/>
    </style:style>
    <style:style style:name="T1" style:family="text">
      <style:text-properties style:font-name="Courier New"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line-through-style="solid" style:text-line-through-type="single" style:font-name="Courier New" fo:font-size="18pt" style:font-size-asian="18pt" style:font-size-complex="18pt"/>
    </style:style>
    <style:style style:name="T5" style:family="text">
      <style:text-properties style:font-name="Courier New" fo:font-size="32pt" style:font-size-asian="24pt" style:font-size-complex="24pt"/>
    </style:style>
    <style:style style:name="T6" style:family="text">
      <style:text-properties style:font-name="Courier New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4cm" svg:height="3.506cm" svg:x="0cm" svg:y="6.503cm" presentation:class="title" presentation:user-transformed="true">
          <draw:text-box>
            <text:p>Introduction to Terra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Outlin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State</text:p>
              </text:list-item>
              <text:list-item>
                <text:p>Modules</text:p>
              </text:list-item>
              <text:list-item>
                <text:p>Best Practices</text:p>
              </text:list-item>
              <text:list-item>
                <text:p>Things to avoid</text:p>
              </text:list-item>
              <text:list-item>
                <text:p>Recap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ntroduction<text:tab/><text:tab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is a tool for provisioning computing infrastructure. </text:p>
              </text:list-item>
              <text:list-item>
                <text:p>It supports many cloud providers. <text:s/>I.e. it is provider agnostic. </text:p>
              </text:list-item>
              <text:list-item>
                <text:p>It supports many resources for each provider. </text:p>
              </text:list-item>
              <text:list-item>
                <text:p>We define resources as code in Terraform template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ample of Terraform template</text:p>
          </draw:text-box>
        </draw:frame>
        <draw:frame draw:style-name="standard" draw:layer="layout" svg:width="25.198cm" svg:height="8.441cm" svg:x="0.842cm" svg:y="4.727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provider ‘aws’ {</text:span></text:p>
                <text:p text:style-name="P3"><text:span text:style-name="T1"><text:s text:c="4"/></text:span><text:span text:style-name="T1">region = ‘us-east-1’</text:span></text:p>
                <text:p text:style-name="P3"><text:span text:style-name="T1">}</text:span></text:p>
                <text:p text:style-name="P3"><text:span text:style-name="T1"/></text:p>
                <text:p text:style-name="P3"><text:span text:style-name="T1">resource ‘aws-instance’ ‘example’ {</text:span></text:p>
                <text:p text:style-name="P3"><text:span text:style-name="T1"><text:s text:c="4"/></text:span><text:span text:style-name="T1">ami = ‘ami-408c7f28’</text:span></text:p>
                <text:p text:style-name="P3"><text:span text:style-name="T1"><text:s text:c="4"/></text:span><text:span text:style-name="T1">Instance_type = ‘t2.micro’</text:span></text:p>
                <text:p text:style-name="P3"><text:span text:style-name="T1"><text:s text:c="4"/></text:span><text:span text:style-name="T1">Tags = { Name = ‘terraform_example’}</text:span></text:p>
                <text:p text:style-name="P3"><text:span text:style-name="T1">}</text:span></text:p>
                <text:p text:style-name="P3"><text:span text:style-name="T1"/></text:p>
              </table:table-cell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rovid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t is required to have a provider defined for your terraform configuration. <text:s/>In this case, we are using AWS, but there are many providers that are supported by Terraform. </text:p>
              </text:list-item>
              <text:list-item>
                <text:p>A list is provided here:</text:p>
                <text:p>https://www.terraform.io/docs/providers/index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la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use the terraform <text:span text:style-name="T2">plan</text:span><text:span text:style-name="T3"> command to have Terraform show us what it is going to do before it actually executes the templat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lan</text:p>
          </draw:text-box>
        </draw:frame>
        <draw:frame draw:style-name="standard" draw:layer="layout" svg:width="25.198cm" svg:height="6.74cm" svg:x="0.626cm" svg:y="7.9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2">
                <text:p text:style-name="P3"><text:span text:style-name="T1">&gt; terraform plan</text:span></text:p>
                <text:p text:style-name="P3"><text:span text:style-name="T1">+ aws_instance.example</text:span></text:p>
                <text:p text:style-name="P3"><text:span text:style-name="T1"><text:s text:c="4"/></text:span><text:span text:style-name="T1">ami: <text:s text:c="14"/>“” =&gt; “ami-408c7f28”</text:span></text:p>
                <text:p text:style-name="P3"><text:span text:style-name="T1"><text:s text:c="4"/></text:span><text:span text:style-name="T1">instance_type: <text:s text:c="4"/>“” =&gt; “t2.micro”</text:span></text:p>
                <text:p text:style-name="P3"><text:span text:style-name="T1"><text:s text:c="4"/></text:span><text:span text:style-name="T1">key_name: <text:s text:c="9"/>“” =&gt; “&lt;computed”</text:span></text:p>
                <text:p text:style-name="P3"><text:span text:style-name="T1"><text:s text:c="4"/></text:span><text:span text:style-name="T1">private_ip: <text:s text:c="7"/>“” =&gt; “&lt;computed&gt;”</text:span></text:p>
                <text:p text:style-name="P3"><text:span text:style-name="T1"><text:s text:c="4"/></text:span><text:span text:style-name="T1">public_ip: <text:s text:c="8"/>“” =&gt; “&lt;computed&gt;”</text:span></text:p>
                <text:p text:style-name="P3"><text:span text:style-name="T1"/></text:p>
                <text:p text:style-name="P3"><text:span text:style-name="T1">Plan: <text:s/>1 to add, 0 to change, 0 to destro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apply<text:tab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use the terraform <text:span text:style-name="T2">apply</text:span><text:span text:style-name="T3"> command to execute the terraform template and create the virtual server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apply</text:p>
          </draw:text-box>
        </draw:frame>
        <draw:frame draw:style-name="standard" draw:layer="layout" svg:width="25.198cm" svg:height="8.18cm" svg:x="0.626cm" svg:y="7.9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2">
                <text:p text:style-name="P3"><text:span text:style-name="T1">&gt; terraform apply</text:span></text:p>
                <text:p text:style-name="P3"><text:span text:style-name="T1">+ aws_instance.example: Creating...</text:span></text:p>
                <text:p text:style-name="P3"><text:span text:style-name="T1"><text:s text:c="4"/></text:span><text:span text:style-name="T1">ami: <text:s text:c="14"/>“” =&gt; “ami-408c7f28”</text:span></text:p>
                <text:p text:style-name="P3"><text:span text:style-name="T1"><text:s text:c="4"/></text:span><text:span text:style-name="T1">instance_type: <text:s text:c="4"/>“” =&gt; “t2.micro”</text:span></text:p>
                <text:p text:style-name="P3"><text:span text:style-name="T1"><text:s text:c="4"/></text:span><text:span text:style-name="T1">key_name: <text:s text:c="9"/>“” =&gt; “&lt;computed”</text:span></text:p>
                <text:p text:style-name="P3"><text:span text:style-name="T1"><text:s text:c="4"/></text:span><text:span text:style-name="T1">private_ip: <text:s text:c="7"/>“” =&gt; “&lt;computed&gt;”</text:span></text:p>
                <text:p text:style-name="P3"><text:span text:style-name="T1"><text:s text:c="4"/></text:span><text:span text:style-name="T1">public_ip: <text:s text:c="8"/>“” =&gt; “&lt;computed&gt;”</text:span></text:p>
                <text:p text:style-name="P3"><text:span text:style-name="T1">aws_instance.example: Creation complete</text:span></text:p>
                <text:p text:style-name="P3"><text:span text:style-name="T1"/></text:p>
                <text:p text:style-name="P3"><text:span text:style-name="T1">Apply complete! Resources: 1 added, 0 changed, 0 destroyed. </text:span></text:p>
                <text:p text:style-name="P3"><text:span text:style-name="T1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apply<text:tab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arning! <text:s/>It is not guaranteed that if terraform plan returns no errors that the terraform apply will actually work!</text:p>
              </text:list-item>
              <text:list-item>
                <text:p>If you attempt to do something that the provider doesn’t support or allow, then the apply will fail even though the plan output doesn’t report any error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rameterizing Terraform templa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parameterize our templates using <text:span text:style-name="T2">variables.</text:span><text:span text:style-name="T3"> </text:span></text:p>
              </text:list-item>
              <text:list-item>
                <text:p><text:span text:style-name="T3">Description, default and type are optional. </text:span></text:p>
                <text:p><text:span text:style-name="T3"/></text:p>
              </text:list-item>
            </text:list>
          </draw:text-box>
        </draw:frame>
        <draw:frame draw:style-name="standard" draw:layer="layout" svg:width="23.407cm" svg:height="5.262cm" svg:x="1.992cm" svg:y="10.937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2">
                <text:p text:style-name="P3"><text:span text:style-name="T1">Variable “name” {</text:span></text:p>
                <text:p text:style-name="P3"><text:span text:style-name="T1"><text:s text:c="4"/></text:span><text:span text:style-name="T1">Description = “The name of the EC2 instance”</text:span></text:p>
                <text:p text:style-name="P3"><text:span text:style-name="T1">}</text:span></text:p>
                <text:p text:style-name="P3"><text:span text:style-name="T1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rameterizing Terraform templa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Note the use of the ${} syntax to reference var.name in tags. . </text:span></text:p>
                <text:p><text:span text:style-name="T3"/></text:p>
              </text:list-item>
            </text:list>
          </draw:text-box>
        </draw:frame>
        <draw:frame draw:style-name="standard" draw:layer="layout" svg:width="23.407cm" svg:height="7.46cm" svg:x="1.331cm" svg:y="8.259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2">
                <text:p text:style-name="P3"><text:span text:style-name="T1">variable “name” {</text:span></text:p>
                <text:p text:style-name="P3"><text:span text:style-name="T1"><text:s text:c="4"/></text:span><text:span text:style-name="T1">description = “The name of the EC2 instance”</text:span></text:p>
                <text:p text:style-name="P3"><text:span text:style-name="T1">}</text:span></text:p>
                <text:p text:style-name="P3"><text:span text:style-name="T1"/></text:p>
                <text:p text:style-name="P3"><text:span text:style-name="T1">resource “aws_instance” “example” {</text:span></text:p>
                <text:p text:style-name="P3"><text:span text:style-name="T1"><text:s text:c="4"/></text:span><text:span text:style-name="T1">ami = “ami-408c7f28”</text:span></text:p>
                <text:p text:style-name="P3"><text:span text:style-name="T1"><text:s text:c="4"/></text:span><text:span text:style-name="T1">instance_type = “t2.micro”</text:span></text:p>
                <text:p text:style-name="P3"><text:span text:style-name="T1"><text:s text:c="4"/></text:span><text:span text:style-name="T1">tags { Name = “${var.name}” }</text:span></text:p>
                <text:p text:style-name="P3"><text:span text:style-name="T1">} </text:span></text:p>
                <text:p text:style-name="P3"><text:span text:style-name="T1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bmitting a valu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e in the previous example that we didn’t set a value for the variable, only its description. </text:p>
              </text:list-item>
              <text:list-item>
                <text:p>When we run this with a plan command, terraform will prompt you for the value.</text:p>
                <text:p><text:s/></text:p>
              </text:list-item>
            </text:list>
          </draw:text-box>
        </draw:frame>
        <draw:frame draw:style-name="standard" draw:layer="layout" svg:width="23.892cm" svg:height="4.58cm" svg:x="1.707cm" svg:y="11.385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3"><text:span text:style-name="T1">&gt; terraform plan</text:span></text:p>
                <text:p text:style-name="P3"><text:span text:style-name="T1">var.name</text:span></text:p>
                <text:p text:style-name="P3"><text:span text:style-name="T1"><text:s text:c="4"/></text:span><text:span text:style-name="T1">Enter a value: foo</text:span></text:p>
                <text:p text:style-name="P3"><text:span text:style-name="T1"/></text:p>
                <text:p text:style-name="P3"><text:span text:style-name="T1">~ aws_instance.example</text:span></text:p>
                <text:p text:style-name="P3"><text:span text:style-name="T1"><text:s text:c="4"/></text:span><text:span text:style-name="T1">Tags.Name: “terraform-example” =&gt; “foo”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bmitting a valu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also pass values to variables by using the -var parameter on the command line. </text:p>
                <text:p><text:s/></text:p>
              </text:list-item>
            </text:list>
          </draw:text-box>
        </draw:frame>
        <draw:frame draw:style-name="standard" draw:layer="layout" svg:width="23.892cm" svg:height="5.3cm" svg:x="1.36cm" svg:y="8.15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3"><text:span text:style-name="T1">&gt; terraform apply -var name=foo</text:span></text:p>
                <text:p text:style-name="P3"><text:span text:style-name="T1">aws_instance.example: Refreshing state...</text:span></text:p>
                <text:p text:style-name="P3"><text:span text:style-name="T1">aws_instance.example: Modifying...</text:span></text:p>
                <text:p text:style-name="P3"><text:span text:style-name="T1">tags.Name: “terraform-=example” =&gt; “foo”</text:span></text:p>
                <text:p text:style-name="P3"><text:span text:style-name="T1">aws_instance.example: Modifications complete. </text:span></text:p>
                <text:p text:style-name="P3"><text:span text:style-name="T1"/></text:p>
                <text:p text:style-name="P3"><text:span text:style-name="T1">Apply complete! Resources: 0 added, 1 changed, 0 destroyed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vari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supports different types of variables</text:p>
                <text:list>
                  <text:list-item>
                    <text:p>Strings</text:p>
                  </text:list-item>
                  <text:list-item>
                    <text:p>Booleans</text:p>
                  </text:list-item>
                  <text:list-item>
                    <text:p>Lists</text:p>
                  </text:list-item>
                  <text:list-item>
                    <text:p>Ma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variabl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tandard way to create a variable is by simplying declaring it like so:</text:p>
                <text:p><text:s text:c="5"/>variable “myvar” {</text:p>
                <text:p><text:s text:c="9"/>-default = “some_value”</text:p>
                <text:p><text:s text:c="9"/>-description = “some_description”</text:p>
              </text:list-item>
              <text:list-item>
                <text:p>Both the default and descriptions are opt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string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strings are enclosed in “ “ quotes. </text:p>
              </text:list-item>
              <text:list-item>
                <text:p>Terraform supports multiline strings like so:</text:p>
                <text:list>
                  <text:list-header>
                    <text:p><text:s/>template = &lt;&lt;-EOF</text:p>
                    <text:p><text:s text:c="14"/>#!/bin/bash</text:p>
                    <text:p><text:s text:c="13"/>run-microservice.sh</text:p>
                    <text:p><text:s text:c="14"/>EOF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arithmetic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rraform also supports basic arithmetic operations. </text:p>
              </text:list-item>
              <text:list-item>
                <text:p>+ - * / % for integers</text:p>
              </text:list-item>
              <text:list-item>
                <text:p>+ - * / for float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vari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supports lists like so:</text:p>
                <text:p><text:s text:c="4"/>variable “mylist” {</text:p>
                <text:p><text:s text:c="8"/>type = “list”</text:p>
                <text:p><text:s text:c="8"/>default = [“foo”, “bar”, “baz”]</text:p>
                <text:p/>
                <text:p>Note that type is optional. Terraform can figure out that it’s a list from the default syntax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access individual elements in the list by using the <text:span text:style-name="T2">element()</text:span><text:span text:style-name="T3"> function like so:</text:span></text:p>
                <text:list>
                  <text:list-header>
                    <text:p><text:span text:style-name="T3">“</text:span><text:span text:style-name="T3">${element(some_list,element_num)}”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also access list elements directly like so:</text:p>
                <text:p>value = “${my_list.0}”</text:p>
                <text:p>This will return the zeroth element of my_list to the value variable. 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also use wildcards. </text:p>
                <text:p>values = “[${my_list.*]}”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a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ps are key/value pairs. </text:p>
              </text:list-item>
              <text:list-item>
                <text:p>Terraform supports maps like so:</text:p>
                <text:p><text:s text:c="4"/>variable “mylist” {</text:p>
                <text:p><text:s text:c="8"/>type = “map”</text:p>
                <text:p><text:s text:c="8"/>default = {“foo” = <text:s/>“bar”,</text:p>
                <text:p><text:s text:c="24"/>“baz” = “blech”}</text:p>
                <text:p><text:s text:c="4"/>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func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has many built-in functions. </text:p>
              </text:list-item>
              <text:list-item>
                <text:p>Examples are:</text:p>
                <text:list>
                  <text:list-item>
                    <text:p>Length: <text:s/>Gives a length of a list. </text:p>
                  </text:list-item>
                  <text:list-item>
                    <text:p>Count: <text:s/>Allows looping over a list. </text:p>
                  </text:list-item>
                  <text:list-item>
                    <text:p>Lookup: <text:s/>Looks up a map value based on a key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data sources</text:p>
          </draw:text-box>
        </draw:frame>
        <draw:frame presentation:style-name="pr7" draw:layer="layout" svg:width="25.199cm" svg:height="13.283cm" svg:x="1.558cm" svg:y="4.317cm" presentation:class="outline" presentation:user-transformed="true">
          <draw:text-box>
            <text:list text:style-name="L2">
              <text:list-item>
                <text:p>We can also get data directly from the cloud provider by accessing their data sources. 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5.014cm" svg:height="9.62cm" svg:x="2.869cm" svg:y="7.525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2">
                <text:p text:style-name="P3"><text:span text:style-name="T1">data "aws_ami" "web" {</text:span></text:p>
                <text:p text:style-name="P3"><text:span text:style-name="T1"><text:s text:c="2"/></text:span><text:span text:style-name="T1">filter {</text:span></text:p>
                <text:p text:style-name="P3"><text:span text:style-name="T1"><text:s text:c="4"/></text:span><text:span text:style-name="T1">name <text:s text:c="2"/>= "state"</text:span></text:p>
                <text:p text:style-name="P3"><text:span text:style-name="T1"><text:s text:c="4"/></text:span><text:span text:style-name="T1">values = ["available"]</text:span></text:p>
                <text:p text:style-name="P3"><text:span text:style-name="T1"><text:s text:c="2"/></text:span><text:span text:style-name="T1">}</text:span></text:p>
                <text:p text:style-name="P3"><text:span text:style-name="T1"/></text:p>
                <text:p text:style-name="P3"><text:span text:style-name="T1"><text:s text:c="2"/></text:span><text:span text:style-name="T1">filter {</text:span></text:p>
                <text:p text:style-name="P3"><text:span text:style-name="T1"><text:s text:c="4"/></text:span><text:span text:style-name="T1">name <text:s text:c="2"/>= "tag:Component"</text:span></text:p>
                <text:p text:style-name="P3"><text:span text:style-name="T1"><text:s text:c="4"/></text:span><text:span text:style-name="T1">values = ["web"]</text:span></text:p>
                <text:p text:style-name="P3"><text:span text:style-name="T1"><text:s text:c="2"/></text:span><text:span text:style-name="T1">}</text:span></text:p>
                <text:p text:style-name="P3"><text:span text:style-name="T1"/></text:p>
                <text:p text:style-name="P3"><text:span text:style-name="T1"><text:s text:c="2"/></text:span><text:span text:style-name="T1">most_recent = true</text:span></text:p>
                <text:p text:style-name="P3"><text:span text:style-name="T1">}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data sour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e that in the previous example, we can declare “filters” to only get relevant data from the data source. </text:p>
              </text:list-item>
              <text:list-item>
                <text:p>Also note that the “most_recent” value is a boolean. 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if statements.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s of this date, terraform doesn’t natively support if/elif/else decision trees. </text:p>
              </text:list-item>
              <text:list-item>
                <text:p>You have to get creative. </text:p>
              </text:list-item>
              <text:list-item>
                <text:p>For example, using count with a boolean variable. </text:p>
              </text:list-item>
              <text:list-item>
                <text:p>Terraform does support the ?: ternary opera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loo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use the <text:span text:style-name="T2">count</text:span><text:span text:style-name="T3"> function to perform looping. <text:s/>For example if we have the following:</text:span></text:p>
                <text:p><text:span text:style-name="T3"><text:s text:c="4"/></text:span><text:span text:style-name="T3">resource “aws_elb” “lb” {</text:span></text:p>
                <text:p><text:span text:style-name="T3"><text:s text:c="8"/></text:span><text:span text:style-name="T3">&lt;params defined here&gt;</text:span></text:p>
                <text:p><text:span text:style-name="T3"><text:s text:c="8"/></text:span><text:span text:style-name="T3">count = 3</text:span></text:p>
                <text:p><text:span text:style-name="T3"><text:s text:c="4"/></text:span><text:span text:style-name="T3">}</text:span></text:p>
              </text:list-item>
              <text:list-item>
                <text:p><text:span text:style-name="T3">This will create three instances of this resource. 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loo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e can also loop over terraform lists:</text:span></text:p>
                <text:p><text:span text:style-name="T3">“</text:span><text:span text:style-name="T3">${count = (length(some_list)}”</text:span></text:p>
              </text:list-item>
              <text:list-item>
                <text:p><text:span text:style-name="T3">The length function returns the number of elements in the list. <text:s/>Note that elements begin with zero, not one!</text:span></text:p>
              </text:list-item>
              <text:list-item>
                <text:p><text:span text:style-name="T3">We can access the current value in the count with count.index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ource dependencies.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can create dependencies between resources. <text:s/></text:p>
              </text:list-item>
              <text:list-item>
                <text:p>I.e. We can require that resource B requires the existence of resource 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ource dependenc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ice the use of ${} to depend on the id of the aws_instance. </text:p>
                <text:p><text:s/></text:p>
              </text:list-item>
            </text:list>
          </draw:text-box>
        </draw:frame>
        <draw:frame draw:style-name="standard" draw:layer="layout" svg:width="23.892cm" svg:height="7.46cm" svg:x="1.36cm" svg:y="8.15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3"><text:span text:style-name="T1">resource “aws_eip” “example” {</text:span></text:p>
                <text:p text:style-name="P3"><text:span text:style-name="T1"><text:s text:c="4"/></text:span><text:span text:style-name="T1">Instance <text:s/>“${aws_instance.example.id}”</text:span></text:p>
                <text:p text:style-name="P3"><text:span text:style-name="T1">}</text:span></text:p>
                <text:p text:style-name="P3"><text:span text:style-name="T1"/></text:p>
                <text:p text:style-name="P3"><text:span text:style-name="T1">resource “aws_instance” “example” {</text:span></text:p>
                <text:p text:style-name="P3"><text:span text:style-name="T1"><text:s text:c="4"/></text:span><text:span text:style-name="T1">ami = “ami-408c7f28”</text:span></text:p>
                <text:p text:style-name="P3"><text:span text:style-name="T1"><text:s text:c="4"/></text:span><text:span text:style-name="T1">instance_type = “t2.micro”</text:span></text:p>
                <text:p text:style-name="P3"><text:span text:style-name="T1"><text:s text:c="4"/></text:span><text:span text:style-name="T1">tags { Name = “${var.name}” }</text:span></text:p>
                <text:p text:style-name="P3"><text:span text:style-name="T1">}</text:span></text:p>
                <text:p text:style-name="P3"><text:span text:style-name="T1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stroying resources.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o destroy resources, use the <text:span text:style-name="T2">destroy</text:span><text:span text:style-name="T3"> command.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standard" draw:layer="layout" svg:width="25.172cm" svg:height="7.46cm" svg:x="1.426cm" svg:y="8.827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2">
                <text:p text:style-name="P3"><text:span text:style-name="T1">&gt; terraform destroy</text:span></text:p>
                <text:p text:style-name="P3"><text:span text:style-name="T1">aws_instance.example: Refreshing state... (ID: i-f3d58c70)</text:span></text:p>
                <text:p text:style-name="P3"><text:span text:style-name="T1">aws_elb.example: Refreshing state... (ID: example)</text:span></text:p>
                <text:p text:style-name="P3"><text:span text:style-name="T1">aws_3lb.example: Destroying...</text:span></text:p>
                <text:p text:style-name="P3"><text:span text:style-name="T1">aws_elb.example: Destruction complete</text:span></text:p>
                <text:p text:style-name="P3"><text:span text:style-name="T1">aws_instance.example: Destroying...</text:span></text:p>
                <text:p text:style-name="P3"><text:span text:style-name="T1">aws_instance.example: Destruction complete</text:span></text:p>
                <text:p text:style-name="P3"><text:span text:style-name="T1"/></text:p>
                <text:p text:style-name="P3"><text:span text:style-name="T1">Apply complete! Resources: 0 added, 0 changed, 2 destroyed.</text:span></text:p>
                <text:p text:style-name="P3"><text:span text:style-name="T1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sta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records the state of everything it has done.</text:p>
              </text:list-item>
              <text:list-item>
                <text:p>Terraform states are stored locally in .tfstate files by default.</text:p>
              </text:list-item>
              <text:list-item>
                <text:p>You can enable S3 storage to store your .tfstate files. <text:s/>The next slide shows this exampl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nabling remote state storag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ere’s an example of enabling remote storage of terraform state files. 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standard" draw:layer="layout" svg:width="25.172cm" svg:height="8.18cm" svg:x="1.426cm" svg:y="8.827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2">
                <text:p text:style-name="P3"><text:span text:style-name="T1">&gt; terraform remote-config \</text:span></text:p>
                <text:p text:style-name="P3"><text:span text:style-name="T1">-backend=s3 \</text:span></text:p>
                <text:p text:style-name="P3"><text:span text:style-name="T1">-backend-config=bucket=my-s3-bucket</text:span></text:p>
                <text:p text:style-name="P3"><text:span text:style-name="T1">-backend-config=key=terraform.tfstate</text:span></text:p>
                <text:p text:style-name="P3"><text:span text:style-name="T1">-backend-config=encrypt=true</text:span></text:p>
                <text:p text:style-name="P3"><text:span text:style-name="T1">-backend-config=region=us-east-1</text:span></text:p>
                <text:p text:style-name="P3"><text:span text:style-name="T1"/></text:p>
                <text:p text:style-name="P3"><text:span text:style-name="T1"/></text:p>
                <text:p text:style-name="P3"><text:span text:style-name="T4"/></text:p>
                <text:p text:style-name="P3"><text:span text:style-name="T1"/></text:p>
                <text:p text:style-name="P3"><text:span text:style-name="T1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ordinating Terraform sta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ashicorp (Makes of Terraform) provides a service called <text:span text:style-name="T2">Atlas</text:span><text:span text:style-name="T3"> which can be used to store .tfstate files. <text:s/>It provides file locking, but it is expensive. </text:span></text:p>
              </text:list-item>
              <text:list-item>
                <text:p><text:span text:style-name="T3">You can also create a Continuous Integration job manually with a tool like Jenkins. </text:span></text:p>
              </text:list-item>
              <text:list-item>
                <text:p><text:s/>Another good alternative is to use Terragru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gru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grunt is an open source wrapper for Terraform. </text:p>
              </text:list-item>
              <text:list-item>
                <text:p><text:span text:style-name="T3">Provides locking vs. DynamoDB. <text:s/></text:span></text:p>
              </text:list-item>
              <text:list-item>
                <text:p>Looks for its configuration with a .terragrunt file.</text:p>
              </text:list-item>
              <text:list-item>
                <text:p>The next example shows a sample .terragrunt fil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ample terragrunt file.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ere’s an example of enabling remote storage of terraform state files. 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standard" draw:layer="layout" svg:width="25.172cm" svg:height="7.46cm" svg:x="1.426cm" svg:y="8.827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2">
                <text:p text:style-name="P3"><text:span text:style-name="T1">dynamoDbLock = {</text:span></text:p>
                <text:p text:style-name="P3"><text:span text:style-name="T1"><text:s text:c="4"/></text:span><text:span text:style-name="T1">StateFileID = “mgmt/bastion-host”</text:span></text:p>
                <text:p text:style-name="P3"><text:span text:style-name="T1">}</text:span></text:p>
                <text:p text:style-name="P3"><text:span text:style-name="T1">remoteState = {</text:span></text:p>
                <text:p text:style-name="P3"><text:span text:style-name="T1"><text:s text:c="4"/></text:span><text:span text:style-name="T1">backend = “s3”</text:span></text:p>
                <text:p text:style-name="P3"><text:span text:style-name="T1"><text:s text:c="4"/></text:span><text:span text:style-name="T1">backendConfigs = {</text:span></text:p>
                <text:p text:style-name="P3"><text:span text:style-name="T1"><text:s text:c="8"/></text:span><text:span text:style-name="T1">bucket = “example-co-terraform-state”</text:span></text:p>
                <text:p text:style-name="P3"><text:span text:style-name="T1"><text:s text:c="8"/></text:span><text:span text:style-name="T1">key = “mgmt/basion-host/terraform.tfstate”</text:span></text:p>
                <text:p text:style-name="P3"><text:span text:style-name="T1">}</text:span></text:p>
                <text:p text:style-name="P3"><text:span text:style-name="T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gru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mply replace the terraform command with terragrunt to run commands like plan, apply and destroy. </text:p>
              </text:list-item>
              <text:list-item>
                <text:p>Terragrunt automatically obtains and releases locks on apply and destroy command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ample of terragrunt apply</text:p>
          </draw:text-box>
        </draw:frame>
        <draw:frame draw:style-name="standard" draw:layer="layout" svg:width="25.198cm" svg:height="8.1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2">
                <text:p text:style-name="P3"><text:span text:style-name="T1">&gt; terragrunt apply</text:span></text:p>
                <text:p text:style-name="P3"><text:span text:style-name="T1">[terragrunt] Acquiring lock for bastion-host in DynamoDB</text:span></text:p>
                <text:p text:style-name="P3"><text:span text:style-name="T1">[terragrunt] Running command: terraform apply</text:span></text:p>
                <text:p text:style-name="P3"><text:span text:style-name="T1"/></text:p>
                <text:p text:style-name="P3"><text:span text:style-name="T1">aws_instance.example: Creating...</text:span></text:p>
                <text:p text:style-name="P3"><text:span text:style-name="T1"><text:s text:c="3"/></text:span><text:span text:style-name="T1">ami: <text:s text:c="20"/>“” =&gt; “ami-0d729a60”</text:span></text:p>
                <text:p text:style-name="P3"><text:span text:style-name="T1"><text:s text:c="3"/></text:span><text:span text:style-name="T1">instance_type: <text:s text:c="10"/>“” =&gt; t2.micro</text:span></text:p>
                <text:p text:style-name="P3"><text:span text:style-name="T1">[...]</text:span></text:p>
                <text:p text:style-name="P3"><text:span text:style-name="T1">Apply complete! <text:s/>Resources: <text:s/>1 added, 0 changed, 0 destroyed.</text:span></text:p>
                <text:p text:style-name="P3"><text:span text:style-name="T1"/></text:p>
                <text:p text:style-name="P3"><text:span text:style-name="T1">[terragrunt] Releasing lock for basion-host in DynamoDB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rraform modules are directories that contain one or more terraform templates. </text:p>
              </text:list-item>
              <text:list-item>
                <text:p>We can re-use these modules and templates, and subject them to version control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y convention we define three specific terraform templates in a module. </text:p>
                <text:list>
                  <text:list-item>
                    <text:p>vars.tf</text:p>
                  </text:list-item>
                  <text:list-item>
                    <text:p>main.tf</text:p>
                  </text:list-item>
                  <text:list-item>
                    <text:p>outputs.t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ars.tf ex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ars.tf specifies module inputs.</text:p>
                <text:p><text:span text:style-name="T5"/></text:p>
              </text:list-item>
            </text:list>
          </draw:text-box>
        </draw:frame>
        <draw:frame draw:style-name="standard" draw:layer="layout" svg:width="23.414cm" svg:height="8.18cm" svg:x="1.785cm" svg:y="8.00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 text:style-name="P3"><text:span text:style-name="T1">variable “name” {</text:span></text:p>
                <text:p text:style-name="P3"><text:span text:style-name="T1"><text:s text:c="4"/></text:span><text:span text:style-name="T1">description = “The name of the EC2 instance”</text:span></text:p>
                <text:p text:style-name="P3"><text:span text:style-name="T1">}</text:span></text:p>
                <text:p text:style-name="P3"><text:span text:style-name="T1"/></text:p>
                <text:p text:style-name="P3"><text:span text:style-name="T1">variable “ami” {</text:span></text:p>
                <text:p text:style-name="P3"><text:span text:style-name="T1"><text:s text:c="4"/></text:span><text:span text:style-name="T1">description = “The AMI to run on the EC2 instance”</text:span></text:p>
                <text:p text:style-name="P3"><text:span text:style-name="T1">}</text:span></text:p>
                <text:p text:style-name="P3"><text:span text:style-name="T1"/></text:p>
                <text:p text:style-name="P3"><text:span text:style-name="T1">variable “port” {</text:span></text:p>
                <text:p text:style-name="P3"><text:span text:style-name="T1"><text:s text:c="4"/></text:span><text:span text:style-name="T1">description = “The por tto listen on for HTTP requests”</text:span></text:p>
                <text:p text:style-name="P3"><text:span text:style-name="T1">}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in.tf ex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reate resources in main.tf</text:p>
                <text:p/>
                <text:p/>
              </text:list-item>
            </text:list>
          </draw:text-box>
        </draw:frame>
        <draw:frame draw:style-name="standard" draw:layer="layout" svg:width="23.22cm" svg:height="5.3cm" svg:x="1.779cm" svg:y="8.309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gray3">
                <text:p><text:span text:style-name="T6">resource = “aws_instance” “example” {</text:span></text:p>
                <text:p><text:span text:style-name="T6"><text:s text:c="4"/></text:span><text:span text:style-name="T6">ami = “${var.ami}”</text:span></text:p>
                <text:p><text:span text:style-name="T6"><text:s text:c="4"/></text:span><text:span text:style-name="T6">instance_type = “t2.micro”</text:span></text:p>
                <text:p><text:span text:style-name="T6"><text:s text:c="4"/></text:span><text:span text:style-name="T6">user_data = “${template_file.user_data.rendered}”</text:span></text:p>
                <text:p><text:span text:style-name="T6"><text:s text:c="4"/></text:span><text:span text:style-name="T6">tags {Name = “${var.name}”}</text:span></text:p>
                <text:p><text:span text:style-name="T6">}</text:span></text:p>
                <text:p><text:span text:style-name="T6"/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utputs.t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reate outputs in outputs.tf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001cm" svg:height="2.42cm" svg:x="1.839cm" svg:y="7.433cm">
          <table:table table:template-name="default" table:use-first-row-styles="true" table:use-banding-rows-styles="true">
            <table:table-column table:style-name="co8"/>
            <table:table-row table:style-name="ro10">
              <table:table-cell table:style-name="ce2">
                <text:p text:style-name="P3"><text:span text:style-name="T1">Output “url” {</text:span></text:p>
                <text:p text:style-name="P3"><text:span text:style-name="T1"><text:s text:c="4"/></text:span><text:span text:style-name="T1">Value = “http://${aws_instance.example.ip}:${var.port}”</text:span></text:p>
                <text:p text:style-name="P3"><text:span text:style-name="T1">}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e that terraform modules don’t have “scope”. </text:p>
              </text:list-item>
              <text:list-item>
                <text:p>Terraform modules don’t share variables implicitly. <text:s/></text:p>
              </text:list-item>
              <text:list-item>
                <text:p>You must define both inputs and outputs so that other modules can use them. </text:p>
              </text:list-item>
              <text:list-item>
                <text:p>Modules are like “functions” in other programming languag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always start with a ‘root’ module. <text:s/>The root module is the current working directory when you run ter4aform apply.</text:p>
              </text:list-item>
              <text:list-item>
                <text:p>You ‘get’ modules with terraform get. <text:s text:c="2"/></text:p>
              </text:list-item>
              <text:list-item>
                <text:p>Module locations can be specified with the source keywor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odule sources can be:</text:p>
                <text:list>
                  <text:list-item>
                    <text:p>Local files</text:p>
                  </text:list-item>
                  <text:list-item>
                    <text:p>Git repositories</text:p>
                  </text:list-item>
                  <text:list-item>
                    <text:p>URL’s</text:p>
                  </text:list-item>
                  <text:list-item>
                    <text:p>Terraform registry locations. </text:p>
                  </text:list-item>
                  <text:list-item>
                    <text:p>Bitbucket</text:p>
                  </text:list-item>
                  <text:list-item>
                    <text:p>Mercurial repositories</text:p>
                  </text:list-item>
                  <text:list-item>
                    <text:p>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 ex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ere is a simple example of a module.</text:p>
              </text:list-item>
              <text:list-item>
                <text:p>Here we want to import a module “networkModule” into a new module. <text:s/></text:p>
                <text:p/>
                <text:p/>
              </text:list-item>
            </text:list>
          </draw:text-box>
        </draw:frame>
        <draw:frame draw:style-name="standard" draw:layer="layout" svg:width="23.22cm" svg:height="3.14cm" svg:x="1.869cm" svg:y="10.868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gray3">
                <text:p><text:span text:style-name="T6">module "networkModule" {</text:span></text:p>
                <text:p><text:span text:style-name="T6"><text:s text:c="2"/></text:span><text:span text:style-name="T6">source = "./module/network"</text:span></text:p>
                <text:p><text:span text:style-name="T6"><text:s text:c="2"/></text:span><text:span text:style-name="T6">region = “${var.region}” </text:span></text:p>
                <text:p><text:span text:style-name="T6">}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modul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 that if you want to use variables from that other module, you must define outputs in the called module that can be used by the calling modu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rovisione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sioners are used by Terraform to run remote commands on the created resource (providing that the resource supports it). </text:p>
              </text:list-item>
              <text:list-item>
                <text:p>Mainly used to run resource configuration management. </text:p>
              </text:list-item>
              <text:list-item>
                <text:p>Provisioners are added to resource defini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rovisione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frame draw:style-name="standard" draw:layer="layout" svg:width="22.896cm" svg:height="11.48cm" svg:x="2.903cm" svg:y="4.119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3">
                <text:p text:style-name="P4"><text:span text:style-name="T6">resource "aws_instance" "web" {</text:span></text:p>
                <text:p text:style-name="P4"><text:span text:style-name="T6"><text:s text:c="2"/></text:span><text:span text:style-name="T6"># ...</text:span></text:p>
                <text:p text:style-name="P4"><text:span text:style-name="T6"/></text:p>
                <text:p text:style-name="P4"><text:span text:style-name="T6"><text:s text:c="2"/></text:span><text:span text:style-name="T6">provisioner "local-exec" {</text:span></text:p>
                <text:p text:style-name="P4"><text:span text:style-name="T6"><text:s text:c="4"/></text:span><text:span text:style-name="T6">command = "echo ${self.private_ip} &gt; file.txt"</text:span></text:p>
                <text:p text:style-name="P4"><text:span text:style-name="T6"><text:s text:c="2"/></text:span><text:span text:style-name="T6">}</text:span></text:p>
                <text:p text:style-name="P4"><text:span text:style-name="T6">}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rovisione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 that many provisioners are remote, and will require specific information supplied in order to connec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rraform provisione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Here is an example of a provisioner. </text:p>
                  </text:list-header>
                </text:list>
              </text:list-item>
            </text:list>
          </draw:text-box>
        </draw:frame>
        <draw:frame draw:style-name="standard" draw:layer="layout" svg:width="19.57cm" svg:height="7.46cm" svg:x="3.08cm" svg:y="7.805cm">
          <table:table table:template-name="default" table:use-first-row-styles="true" table:use-banding-rows-styles="true">
            <table:table-column table:style-name="co10"/>
            <table:table-row table:style-name="ro5">
              <table:table-cell table:style-name="ce3">
                <text:p text:style-name="P4"><text:span text:style-name="T6">provisioner "file" {</text:span></text:p>
                <text:p text:style-name="P4"><text:span text:style-name="T6"><text:s text:c="2"/></text:span><text:span text:style-name="T6">source <text:s text:c="5"/>= "conf/myapp.conf"</text:span></text:p>
                <text:p text:style-name="P4"><text:span text:style-name="T6"><text:s text:c="2"/></text:span><text:span text:style-name="T6">destination = "/etc/myapp.conf"</text:span></text:p>
                <text:p text:style-name="P4"><text:span text:style-name="T6"/></text:p>
                <text:p text:style-name="P4"><text:span text:style-name="T6"><text:s text:c="2"/></text:span><text:span text:style-name="T6">connection {</text:span></text:p>
                <text:p text:style-name="P4"><text:span text:style-name="T6"><text:s text:c="4"/></text:span><text:span text:style-name="T6">type <text:s text:c="4"/>= "ssh"</text:span></text:p>
                <text:p text:style-name="P4"><text:span text:style-name="T6"><text:s text:c="4"/></text:span><text:span text:style-name="T6">user <text:s text:c="4"/>= "root"</text:span></text:p>
                <text:p text:style-name="P4"><text:span text:style-name="T6"><text:s text:c="4"/></text:span><text:span text:style-name="T6">password = "${var.root_password}"</text:span></text:p>
                <text:p text:style-name="P4"><text:span text:style-name="T6"><text:s text:c="2"/></text:span><text:span text:style-name="T6">}</text:span></text:p>
                <text:p text:style-name="P4"><text:span text:style-name="T6">}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4:05:30.469193990</meta:creation-date>
    <meta:editing-duration>P1DT21H55M20S</meta:editing-duration>
    <meta:editing-cycles>64</meta:editing-cycles>
    <meta:generator>LibreOffice/6.1.4.2$Linux_X86_64 LibreOffice_project/10$Build-2</meta:generator>
    <dc:title>Blue Curve</dc:title>
    <dc:date>2019-02-17T01:53:14.228316357</dc:date>
    <meta:document-statistic meta:object-count="261"/>
  </office:meta>
</office:document-meta>
</file>